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415e5" officeooo:paragraph-rsid="001415e5"/>
    </style:style>
    <style:style style:name="P2" style:family="paragraph" style:parent-style-name="Standard">
      <style:paragraph-properties fo:line-height="150%"/>
      <style:text-properties officeooo:rsid="001a53ad" officeooo:paragraph-rsid="001a53ad"/>
    </style:style>
    <style:style style:name="P3" style:family="paragraph" style:parent-style-name="Standard">
      <style:paragraph-properties fo:line-height="150%"/>
      <style:text-properties officeooo:rsid="001b87be" officeooo:paragraph-rsid="001b87be"/>
    </style:style>
    <style:style style:name="P4" style:family="paragraph" style:parent-style-name="Standard">
      <style:paragraph-properties fo:line-height="150%"/>
      <style:text-properties officeooo:paragraph-rsid="001a53ad"/>
    </style:style>
    <style:style style:name="P5" style:family="paragraph" style:parent-style-name="Standard">
      <style:paragraph-properties fo:line-height="150%"/>
      <style:text-properties officeooo:paragraph-rsid="003a92be"/>
    </style:style>
    <style:style style:name="P6" style:family="paragraph" style:parent-style-name="Standard">
      <style:paragraph-properties fo:line-height="150%"/>
      <style:text-properties officeooo:paragraph-rsid="0045d564"/>
    </style:style>
    <style:style style:name="P7" style:family="paragraph" style:parent-style-name="Standard">
      <style:paragraph-properties fo:line-height="150%"/>
      <style:text-properties officeooo:paragraph-rsid="00470352"/>
    </style:style>
    <style:style style:name="P8" style:family="paragraph" style:parent-style-name="Standard">
      <style:paragraph-properties fo:line-height="150%"/>
      <style:text-properties officeooo:paragraph-rsid="005aaeb5"/>
    </style:style>
    <style:style style:name="P9" style:family="paragraph" style:parent-style-name="Standard">
      <style:paragraph-properties fo:line-height="150%"/>
      <style:text-properties officeooo:rsid="001c9eaf" officeooo:paragraph-rsid="001c9eaf"/>
    </style:style>
    <style:style style:name="P10" style:family="paragraph" style:parent-style-name="Standard">
      <style:paragraph-properties fo:line-height="150%"/>
      <style:text-properties officeooo:rsid="001c9eaf" officeooo:paragraph-rsid="001f72f9"/>
    </style:style>
    <style:style style:name="P11" style:family="paragraph" style:parent-style-name="Standard">
      <style:paragraph-properties fo:line-height="150%"/>
      <style:text-properties officeooo:rsid="001c9eaf" officeooo:paragraph-rsid="002ddee1"/>
    </style:style>
    <style:style style:name="P12" style:family="paragraph" style:parent-style-name="Standard">
      <style:paragraph-properties fo:line-height="150%"/>
      <style:text-properties officeooo:rsid="001c9eaf" officeooo:paragraph-rsid="002e2081"/>
    </style:style>
    <style:style style:name="P13" style:family="paragraph" style:parent-style-name="Standard">
      <style:paragraph-properties fo:line-height="150%"/>
      <style:text-properties officeooo:rsid="003896ac" officeooo:paragraph-rsid="003896ac"/>
    </style:style>
    <style:style style:name="P14" style:family="paragraph" style:parent-style-name="Standard">
      <style:paragraph-properties fo:line-height="150%"/>
      <style:text-properties fo:font-weight="bold" officeooo:rsid="00189523" officeooo:paragraph-rsid="00189523" style:font-weight-asian="bold" style:font-weight-complex="bold"/>
    </style:style>
    <style:style style:name="P15" style:family="paragraph" style:parent-style-name="Standard">
      <style:paragraph-properties fo:line-height="150%"/>
      <style:text-properties fo:font-weight="bold" officeooo:rsid="001b87be" officeooo:paragraph-rsid="001b87be" style:font-weight-asian="bold" style:font-weight-complex="bold"/>
    </style:style>
    <style:style style:name="P16" style:family="paragraph" style:parent-style-name="Standard">
      <style:paragraph-properties fo:line-height="150%"/>
      <style:text-properties fo:font-weight="bold" officeooo:rsid="001c9eaf" officeooo:paragraph-rsid="001c9eaf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paragraph-rsid="003896ac" style:font-weight-asian="bold" style:font-weight-complex="bold"/>
    </style:style>
    <style:style style:name="P18" style:family="paragraph" style:parent-style-name="Standard">
      <style:paragraph-properties fo:line-height="150%"/>
      <style:text-properties fo:font-weight="bold" officeooo:paragraph-rsid="003a92be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paragraph-rsid="003f5dca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officeooo:paragraph-rsid="0058ef4f" style:font-weight-asian="bold" style:font-weight-complex="bold"/>
    </style:style>
    <style:style style:name="P21" style:family="paragraph" style:parent-style-name="Standard">
      <style:paragraph-properties fo:line-height="150%"/>
      <style:text-properties fo:font-weight="bold" officeooo:paragraph-rsid="004e2adc" style:font-weight-asian="bold" style:font-weight-complex="bold"/>
    </style:style>
    <style:style style:name="P22" style:family="paragraph" style:parent-style-name="Standard">
      <style:paragraph-properties fo:line-height="150%"/>
      <style:text-properties fo:font-weight="bold" officeooo:paragraph-rsid="00470352" style:font-weight-asian="bold" style:font-weight-complex="bold"/>
    </style:style>
    <style:style style:name="P23" style:family="paragraph" style:parent-style-name="Standard">
      <style:paragraph-properties fo:line-height="150%"/>
      <style:text-properties fo:font-weight="bold" officeooo:paragraph-rsid="0045d564" style:font-weight-asian="bold" style:font-weight-complex="bold"/>
    </style:style>
    <style:style style:name="P24" style:family="paragraph" style:parent-style-name="Standard">
      <style:paragraph-properties fo:line-height="150%"/>
      <style:text-properties fo:font-weight="bold" officeooo:paragraph-rsid="005aaeb5" style:font-weight-asian="bold" style:font-weight-complex="bold"/>
    </style:style>
    <style:style style:name="P25" style:family="paragraph" style:parent-style-name="Standard">
      <style:paragraph-properties fo:line-height="150%"/>
      <style:text-properties fo:font-weight="bold" officeooo:rsid="005f1bed" officeooo:paragraph-rsid="005f1bed" style:font-weight-asian="bold" style:font-weight-complex="bold"/>
    </style:style>
    <style:style style:name="P26" style:family="paragraph" style:parent-style-name="Standard">
      <style:paragraph-properties fo:line-height="150%"/>
      <style:text-properties fo:font-weight="bold" officeooo:rsid="006178b0" officeooo:paragraph-rsid="006178b0" style:font-weight-asian="bold" style:font-weight-complex="bold"/>
    </style:style>
    <style:style style:name="P27" style:family="paragraph" style:parent-style-name="Standard">
      <style:paragraph-properties fo:line-height="150%"/>
      <style:text-properties fo:font-weight="bold" officeooo:rsid="0062cae9" officeooo:paragraph-rsid="0062cae9" style:font-weight-asian="bold" style:font-weight-complex="bold"/>
    </style:style>
    <style:style style:name="P28" style:family="paragraph" style:parent-style-name="Standard">
      <style:paragraph-properties fo:line-height="150%"/>
      <style:text-properties fo:font-weight="bold" officeooo:rsid="0065d795" officeooo:paragraph-rsid="0065d795" style:font-weight-asian="bold" style:font-weight-complex="bold"/>
    </style:style>
    <style:style style:name="P29" style:family="paragraph" style:parent-style-name="Standard">
      <style:paragraph-properties fo:line-height="150%"/>
      <style:text-properties fo:font-weight="normal" officeooo:paragraph-rsid="003f5dca" style:font-weight-asian="normal" style:font-weight-complex="normal"/>
    </style:style>
    <style:style style:name="P30" style:family="paragraph" style:parent-style-name="Standard">
      <style:paragraph-properties fo:line-height="150%"/>
      <style:text-properties fo:font-weight="normal" officeooo:rsid="005f1bed" officeooo:paragraph-rsid="005f1bed" style:font-weight-asian="normal" style:font-weight-complex="normal"/>
    </style:style>
    <style:style style:name="P31" style:family="paragraph" style:parent-style-name="Standard">
      <style:paragraph-properties fo:line-height="150%"/>
      <style:text-properties fo:font-weight="normal" officeooo:rsid="0062cae9" officeooo:paragraph-rsid="0062cae9" style:font-weight-asian="normal" style:font-weight-complex="normal"/>
    </style:style>
    <style:style style:name="P32" style:family="paragraph" style:parent-style-name="Standard">
      <style:paragraph-properties fo:line-height="150%"/>
      <style:text-properties fo:font-weight="normal" officeooo:rsid="0065d795" officeooo:paragraph-rsid="0065d795" style:font-weight-asian="normal" style:font-weight-complex="normal"/>
    </style:style>
    <style:style style:name="P33" style:family="paragraph" style:parent-style-name="Standard">
      <style:paragraph-properties fo:line-height="150%"/>
      <style:text-properties style:text-line-through-style="none" style:text-line-through-type="none" style:text-underline-style="none" officeooo:paragraph-rsid="004e2adc"/>
    </style:style>
    <style:style style:name="P34" style:family="paragraph" style:parent-style-name="Standard">
      <style:paragraph-properties fo:line-height="150%"/>
      <style:text-properties style:text-line-through-style="none" style:text-line-through-type="none" officeooo:paragraph-rsid="005aaeb5"/>
    </style:style>
    <style:style style:name="P35" style:family="paragraph" style:parent-style-name="Standard">
      <style:paragraph-properties fo:line-height="150%"/>
      <style:text-properties officeooo:rsid="006178b0" officeooo:paragraph-rsid="006178b0"/>
    </style:style>
    <style:style style:name="T1" style:family="text">
      <style:text-properties officeooo:rsid="00173149"/>
    </style:style>
    <style:style style:name="T2" style:family="text">
      <style:text-properties officeooo:rsid="001a53ad"/>
    </style:style>
    <style:style style:name="T3" style:family="text">
      <style:text-properties officeooo:rsid="001bc6d2"/>
    </style:style>
    <style:style style:name="T4" style:family="text">
      <style:text-properties officeooo:rsid="001c9eaf"/>
    </style:style>
    <style:style style:name="T5" style:family="text">
      <style:text-properties officeooo:rsid="001f72f9"/>
    </style:style>
    <style:style style:name="T6" style:family="text">
      <style:text-properties officeooo:rsid="002ddee1"/>
    </style:style>
    <style:style style:name="T7" style:family="text">
      <style:text-properties officeooo:rsid="0031229d"/>
    </style:style>
    <style:style style:name="T8" style:family="text">
      <style:text-properties officeooo:rsid="00376aa2"/>
    </style:style>
    <style:style style:name="T9" style:family="text">
      <style:text-properties officeooo:rsid="003896ac"/>
    </style:style>
    <style:style style:name="T10" style:family="text">
      <style:text-properties officeooo:rsid="003966ca"/>
    </style:style>
    <style:style style:name="T11" style:family="text">
      <style:text-properties officeooo:rsid="003a92be"/>
    </style:style>
    <style:style style:name="T12" style:family="text">
      <style:text-properties officeooo:rsid="003e74db"/>
    </style:style>
    <style:style style:name="T13" style:family="text">
      <style:text-properties officeooo:rsid="003f5dca"/>
    </style:style>
    <style:style style:name="T14" style:family="text">
      <style:text-properties fo:font-weight="bold" officeooo:rsid="002ddee1" style:font-weight-asian="bold" style:font-weight-complex="bold"/>
    </style:style>
    <style:style style:name="T15" style:family="text">
      <style:text-properties officeooo:rsid="00419b62"/>
    </style:style>
    <style:style style:name="T16" style:family="text">
      <style:text-properties officeooo:rsid="00432b92"/>
    </style:style>
    <style:style style:name="T17" style:family="text">
      <style:text-properties officeooo:rsid="00443cc4"/>
    </style:style>
    <style:style style:name="T18" style:family="text">
      <style:text-properties officeooo:rsid="0045d56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5a3f94" style:font-weight-asian="normal" style:font-weight-complex="normal"/>
    </style:style>
    <style:style style:name="T21" style:family="text">
      <style:text-properties officeooo:rsid="00470352"/>
    </style:style>
    <style:style style:name="T22" style:family="text">
      <style:text-properties officeooo:rsid="00480842"/>
    </style:style>
    <style:style style:name="T23" style:family="text">
      <style:text-properties officeooo:rsid="004e2adc"/>
    </style:style>
    <style:style style:name="T24" style:family="text">
      <style:text-properties officeooo:rsid="0050a2c9"/>
    </style:style>
    <style:style style:name="T25" style:family="text">
      <style:text-properties officeooo:rsid="0054eff2"/>
    </style:style>
    <style:style style:name="T26" style:family="text">
      <style:text-properties officeooo:rsid="0058ef4f"/>
    </style:style>
    <style:style style:name="T27" style:family="text">
      <style:text-properties officeooo:rsid="005aaeb5"/>
    </style:style>
    <style:style style:name="T28" style:family="text">
      <style:text-properties officeooo:rsid="005c8209"/>
    </style:style>
    <style:style style:name="T29" style:family="text">
      <style:text-properties officeooo:rsid="0064b8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nextseed?</text:p>
      <text:p text:style-name="P1">-The investers invest money in the local business through the nextseed.</text:p>
      <text:p text:style-name="P1">-<text:span text:style-name="T1">The investment is not in business but also in real estate also.</text:span></text:p>
      <text:p text:style-name="P1"/>
      <text:p text:style-name="P1"/>
      <text:p text:style-name="P1"/>
      <text:p text:style-name="P1"/>
      <text:p text:style-name="P14">Marketing Terms:</text:p>
      <text:p text:style-name="P2">Marketing is the action which is carred out for the saleing the product or service.</text:p>
      <text:p text:style-name="P15">1)ROI:</text:p>
      <text:p text:style-name="P3">-Stands for return on investment.</text:p>
      <text:p text:style-name="P3">-It measures the <text:span text:style-name="T4">success of ads such as how much </text:span>sales are incraesed <text:span text:style-name="T3">in comparison to how much you invest on the ads</text:span>.</text:p>
      <text:p text:style-name="P16">2)A/B Testing:</text:p>
      <text:p text:style-name="P9">-Known as the split testiong.</text:p>
      <text:p text:style-name="P10">-<text:span text:style-name="T5">If you change some content in the ads (adverb or the words) and then you can check both the adds i.e which add gives the better result.</text:span></text:p>
      <text:p text:style-name="P11"><text:span text:style-name="T5">-By using this you can add the better content in the add for maximum result.</text:span></text:p>
      <text:p text:style-name="P12"><text:span text:style-name="T14">3)Cost Per Click:</text:span><text:span text:style-name="T6"> </text:span></text:p>
      <text:p text:style-name="P12"><text:span text:style-name="T6">- Also known as the pay-per-click(PPC).</text:span></text:p>
      <text:p text:style-name="P4"><text:span text:style-name="T2">-</text:span>The ads run, and each time someone clicks on the ad, you pay a <text:span text:style-name="T7">amount</text:span>, which can be as little as a few dollars or much, much more.</text:p>
      <text:p text:style-name="P4">-<text:span text:style-name="T8">It is popular as compare to other adds.</text:span></text:p>
      <text:p text:style-name="P17"><text:span text:style-name="T9">4)</text:span>Impressions</text:p>
      <text:p text:style-name="P13">-<text:span text:style-name="T10">It is related to how many time the user see your add.</text:span></text:p>
      <text:p text:style-name="P13">-<text:span text:style-name="T11">It is selected when the organization want the greater advertisement. </text:span></text:p>
      <text:p text:style-name="P18"><text:span text:style-name="T11">5)</text:span>Click-through-Rate:</text:p>
      <text:p text:style-name="P5">-<text:span text:style-name="T12">It is calculated based on the no.of times the add was clicked compared to the no.of times the ads was viewed.</text:span></text:p>
      <text:p text:style-name="P5">-<text:span text:style-name="T12">The higher the click rate that add is more sucessful.</text:span></text:p>
      <text:p text:style-name="P19"><text:span text:style-name="T13">6)</text:span>Retargeting:</text:p>
      <text:p text:style-name="P29">-<text:span text:style-name="T16">Also known as remarketing.</text:span></text:p>
      <text:p text:style-name="P29">-<text:span text:style-name="T15">When you choose the users who already search or see your product.</text:span></text:p>
      <text:p text:style-name="P29">-<text:span text:style-name="T17">It is cookie based technology.</text:span></text:p>
      <text:p text:style-name="P29"/>
      <text:p text:style-name="P23"><text:soft-page-break/><text:span text:style-name="T18">7)</text:span>Display Ads:</text:p>
      <text:p text:style-name="P6">-Display advertising is a method of attracting the audience of a website.</text:p>
      <text:p text:style-name="P22"><text:span text:style-name="T21">8)</text:span>Interstitials:</text:p>
      <text:p text:style-name="P7">-<text:span text:style-name="T22">This ads occur when the page is directed from one page to another at that time the ads was displayed.</text:span></text:p>
      <text:p text:style-name="P7">-<text:span text:style-name="T22">It is common for mobile content also.</text:span></text:p>
      <text:p text:style-name="P21"><text:span text:style-name="T23">9)</text:span>Overlays:</text:p>
      <text:p text:style-name="P33"><text:span text:style-name="T24">-It is similar to popup adds.But it can’t be blocked by ads blocker.</text:span></text:p>
      <text:p text:style-name="P33">-<text:span text:style-name="T25">The advertisers then pay based on the how many times the ads get expanded.</text:span></text:p>
      <text:p text:style-name="P20"><text:span text:style-name="T26">10)</text:span>Native Advertising<text:span text:style-name="T19">:</text:span></text:p>
      <text:p text:style-name="P20"><text:span text:style-name="T19">-</text:span><text:span text:style-name="T20">This ads matches the look and feel of the site on which it get displayed.</text:span></text:p>
      <text:p text:style-name="P24"><text:span text:style-name="T27">11)</text:span>Paid Search:</text:p>
      <text:p text:style-name="P8">-<text:span text:style-name="T28">Advertisers show there ads on the top of Google or bing by paying the amount.</text:span></text:p>
      <text:p text:style-name="P34"><text:span text:style-name="T28">-It is based on pay per click manner.</text:span></text:p>
      <text:p text:style-name="P25">12)Automation:</text:p>
      <text:p text:style-name="P30">-It handles placing your ads or monitoring them. </text:p>
      <text:p text:style-name="P29"/>
      <text:p text:style-name="P26">Google Adwords:</text:p>
      <text:p text:style-name="P35">-Google ads is the online advertising platform developed by google.</text:p>
      <text:p text:style-name="P35">-Advertisers pay the money to the google to display the ads.</text:p>
      <text:p text:style-name="P27">Facebook Ads:</text:p>
      <text:p text:style-name="P31">-<text:span text:style-name="T29">Facebook ads are paid messages from business that are weritten in ther own voice and help them to reach the people.</text:span></text:p>
      <text:p text:style-name="P31">-<text:span text:style-name="T29">Advertisers craete campaigns for that campaigns facebook ads help them.</text:span></text:p>
      <text:p text:style-name="P28">Bing Ads:</text:p>
      <text:p text:style-name="P32">-It is the advertisement service set up by microsoft and target the keywords in the bing serach engi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1:23:33.869310971</meta:creation-date>
    <meta:generator>LibreOffice/6.0.7.3$Linux_X86_64 LibreOffice_project/00m0$Build-3</meta:generator>
    <dc:date>2019-11-06T19:03:35.174321992</dc:date>
    <meta:editing-duration>PT4H18M8S</meta:editing-duration>
    <meta:editing-cycles>47</meta:editing-cycles>
    <meta:document-statistic meta:table-count="0" meta:image-count="0" meta:object-count="0" meta:page-count="2" meta:paragraph-count="49" meta:word-count="440" meta:character-count="2492" meta:non-whitespace-character-count="2097"/>
  </office:meta>
</office:document-meta>
</file>